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font-name="Georgia" fo:font-size="10.5pt" style:font-size-asian="10.5pt" style:font-size-complex="10.5pt"/>
    </style:style>
    <style:style style:name="P2" style:family="paragraph" style:parent-style-name="Standard">
      <style:text-properties style:font-name="Georgia" fo:font-size="10.5pt" style:font-size-asian="10.5pt" style:font-size-complex="10.5pt"/>
    </style:style>
    <style:style style:name="P3" style:family="paragraph" style:parent-style-name="Standard">
      <style:paragraph-properties fo:text-align="center" style:justify-single-word="false"/>
      <style:text-properties style:font-name="Georgia" fo:font-size="10.5pt" style:font-size-asian="10.5pt" style:font-size-complex="10.5pt"/>
    </style:style>
    <style:style style:name="P4" style:family="paragraph" style:parent-style-name="Standard" style:master-page-name="Standard">
      <style:paragraph-properties fo:text-align="center" style:justify-single-word="false" style:page-number="auto"/>
      <style:text-properties style:font-name="Georgia" fo:font-size="15pt" style:font-size-asian="15pt" style:font-size-complex="15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Georgia" fo:font-size="10.5pt" style:font-size-asian="10.5pt" style:font-size-complex="10.5pt"/>
    </style:style>
    <style:style style:name="T4" style:family="text">
      <style:text-properties style:font-name="Georgia" fo:font-size="10.5pt" style:text-underline-style="solid" style:text-underline-width="auto" style:text-underline-color="font-color" style:font-size-asian="10.5pt" style:font-size-complex="10.5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tyle="italic" style:text-underline-style="solid" style:text-underline-width="auto" style:text-underline-color="font-color"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eps to Holiness</text:p>
      <text:p text:style-name="P3"/>
      <text:p text:style-name="P2"><text:span text:style-name="T1">Read:</text:span> Hebrews 12:1-14</text:p>
      <text:p text:style-name="P2"/>
      <text:p text:style-name="P2"><text:span text:style-name="T1">Text:</text:span> Hebrews 12:14 “Follow peace with all men, and holiness, with-out which no man shall see the Lord:”</text:p>
      <text:p text:style-name="P2"/>
      <text:p text:style-name="P2"><text:span text:style-name="T1">Introduction:</text:span> The Greek word for “follow” means to pursue. It seems than that the writer of Hebrews is giving a command that we are to pursue both peace and holiness and that he ties this pursuit to the goal of seeing the Lord. Holiness is one of the most misunderstood words in the modern church. It is associated with long hair and long dresses on plain women and a list of don'ts for the church. I am here to tell you that “Biblical” holiness is not that at all. Holiness (as used here) refers to purity of heart as well as actions. So, how do we pursue holiness?</text:p>
      <text:p text:style-name="P2"/>
      <text:p text:style-name="P2"><text:span text:style-name="T1">I. First, we pursue holiness by laying aside every weight.</text:span> (12:1)</text:p>
      <text:p text:style-name="P2"><text:s/>Serious runners carry nothing that is not necessary when they run. They have even developed a line of clothing that weighs less than other athletic gear. Most runners wear short tight shorts and even shave their legs to eliminate weight and friction with the air. They will literally not carry a copper cent in their pockets as they race. </text:p>
      <text:p text:style-name="P2"><text:s text:c="2"/>It would be well for the Christian to remove every weight that could slow them down in the race that God has set before us. If there is anything that hinders you from pursuing holiness you must lay it aside. Money, music, pride, relationships – it doesn’t matter what it is. If it’s impeding your walk in holiness then you must cast it off.</text:p>
      <text:p text:style-name="P2"/>
      <text:p text:style-name="P2"><text:span text:style-name="T1">II. Second, we pursue holiness by laying aside the sin that we are easily trapped by.</text:span> (12:1) This is the sin that gets us all the time. It is different for each individual but you know what it is. For some it is alcohol or drugs. It could be sexual sin, anger, or self-centeredness.</text:p>
      <text:p text:style-name="P2">Many Christians believe that since they are saved they cannot sin. They need to read I John 1. The saved <text:span text:style-name="T5">do</text:span> struggle with sin. </text:p>
      <text:p text:style-name="P2"><text:s text:c="2"/>The command is simple: Lay aside the sin that keeps on getting you. The scripture tells us to make no provision for the flesh (Romans 13:14) and to flee from temptation (II Timothy 2:22).</text:p>
      <text:p text:style-name="P2"/>
      <text:h text:style-name="P1" text:outline-level="1">III. Third, we pursue holiness by looking unto Jesus.<text:span text:style-name="T2"> (12:2) Every</text:span></text:h>
      <text:h text:style-name="P1" text:outline-level="1"><text:span text:style-name="T2">runner knows that you cannot win a race by looking around at the</text:span></text:h>
      <text:h text:style-name="P1" text:outline-level="1"><text:span text:style-name="T2">scenery. The one who desires to win must keep his or her focus on the</text:span></text:h>
      <text:h text:style-name="P1" text:outline-level="1"><text:span text:style-name="T2">finish line. There is a name for the distracted runner and it is “loser.”</text:span></text:h>
      <text:p text:style-name="Standard"><text:span text:style-name="T3"><text:s text:c="2"/>The word: “</text:span><text:span text:style-name="T4">looking</text:span><text:span text:style-name="T3">” actually means: “to direct one’s attention, without distraction.” We fix our gaze on Jesus without distraction. Why? Because He is the model for holiness. To be holy as Jesus is holy means that we are using Jesus as our model.</text:span></text:p>
      <text:p text:style-name="Standard"><text:span text:style-name="T3"/></text:p>
      <text:p text:style-name="P2"><text:span text:style-name="T1">IV. Fourth, we pursue holiness by persevering in the fight against sin.</text:span> (12:3-4) We are being told to hang in there and fight until we are bloodied in the battle. Holiness is not something that will be obtained without a price. Satan does not want you to find holiness for it will be impossible for him to defeat one who is walking in holiness. He will fight your every effort to become a man or woman of purity and holiness.</text:p>
      <text:p text:style-name="P2"/>
      <text:p text:style-name="P2"><text:span text:style-name="T1">V. Fifth, we pursue holiness by submitting to God’s correction.</text:span> (12:5-11) Those who cannot and will not submit to God’s correction will never obtain holiness. Have you ever worked with someone who cannot admit that they are wrong? They refuse to listen to the correction of others. Everyone knows that they are wrong, including themselves, but they stubbornly shake their fist and stomp their feet and refuse to listen.</text:p>
      <text:p text:style-name="P2"><text:s text:c="2"/>We find Biblical holiness by humbly accepting correction with thanks-giving because we realize that God’s correction is bringing the holiness that we need.</text:p>
      <text:p text:style-name="P2"/>
      <text:p text:style-name="P2"><text:span text:style-name="T1">VI. Sixth, we pursue holiness by strengthening each other.</text:span> (12:12-13) Holiness is not something that we obtain solo and never share. It is a group activity. It is in becoming holy that we learn service. A life of holiness always includes lifting up the fallen and strengthening the weak. Jesus, our model, seemed to always find the neediest person at any event and minister to them. We grow in holiness when we live in mutually accountable and edifying relationships with other believers. We run the race best when we link arms with others who are in this race with us. When our brother or sister stumbles we hold them up until they can get their footing again.</text:p>
      <text:p text:style-name="P2"/>
      <text:p text:style-name="P2"><text:span text:style-name="T1">Conclude:</text:span> I Peter 1:15 "But as he which hath called you is holy, so be ye holy..."</text:p>
      <text:p text:style-name="P2"><text:s text:c="2"/>How are you doing in your pursuit of holi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teps to Holiness</dc:title>
    <meta:initial-creator>Joel Tice</meta:initial-creator>
    <meta:creation-date>2007-02-03T18:37:00</meta:creation-date>
    <dc:creator>Joel Tice</dc:creator>
    <dc:date>2018-10-27T13:38:29.56</dc:date>
    <meta:editing-cycles>6</meta:editing-cycles>
    <meta:editing-duration>PT2H3M</meta:editing-duration>
    <meta:document-statistic meta:table-count="0" meta:image-count="0" meta:object-count="0" meta:page-count="1" meta:paragraph-count="21" meta:word-count="790" meta:character-count="4368"/>
    <meta:generator>OpenOffice/4.1.3$Win32 OpenOffice.org_project/413m1$Build-9783</meta:generator>
  </office:meta>
</office:document-meta>
</file>